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a79f" draw:textarea-horizontal-align="justify" draw:textarea-vertical-align="middle" draw:auto-grow-height="false" fo:min-height="0.95cm" fo:min-width="14.4cm"/>
    </style:style>
    <style:style style:name="gr2" style:family="graphic" style:parent-style-name="standard">
      <style:graphic-properties draw:textarea-horizontal-align="justify" draw:textarea-vertical-align="middle" draw:auto-grow-height="false" fo:min-height="0.613cm" fo:min-width="4.1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0.65cm" fo:min-width="4.211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0.6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1cm"/>
    </style:style>
    <style:style style:name="gr6" style:family="graphic" style:parent-style-name="standard">
      <style:graphic-properties draw:fill="hatch" draw:fill-hatch-name="Hatching_20_1" draw:textarea-horizontal-align="justify" draw:textarea-vertical-align="middle" draw:auto-grow-height="false" fo:min-height="0.613cm" fo:min-width="9.311cm"/>
    </style:style>
    <style:style style:name="gr7" style:family="graphic" style:parent-style-name="standard">
      <style:graphic-properties draw:fill="hatch" draw:fill-hatch-name="Hatching_20_1" draw:textarea-horizontal-align="justify" draw:textarea-vertical-align="middle" draw:auto-grow-height="false" fo:min-height="0.65cm" fo:min-width="9.311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1.75cm" fo:min-width="1.9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1.75cm" fo:min-width="1.7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1.75cm" fo:min-width="4.211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75cm" fo:min-width="4.2cm"/>
    </style:style>
    <style:style style:name="gr12" style:family="graphic" style:parent-style-name="standard">
      <style:graphic-properties draw:fill-color="#0066cc" draw:textarea-horizontal-align="justify" draw:textarea-vertical-align="middle" draw:auto-grow-height="false" fo:min-height="1.75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-color="#aea79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0066cc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hatch" draw:fill-hatch-name="Hatching_20_1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9cm" svg:height="1.2cm" svg:x="1.3cm" svg:y="1.2cm">
          <text:p text:style-name="P1">Mit Datenbank verbind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0.863cm" svg:x="1.289cm" svg:y="16.037cm">
          <text:p text:style-name="P1">Cre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11cm" svg:height="0.9cm" svg:x="6.389cm" svg:y="16cm">
          <text:p text:style-name="P1">Che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0.9cm" svg:x="11.6cm" svg:y="16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2.637cm">
          <text:p text:style-name="P1">TestSysRel</text:p>
          <text:p text:style-name="P1">prüfe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1cm" svg:height="0.863cm" svg:x="1.289cm" svg:y="7.137cm">
          <text:p text:style-name="P5"><text:span text:style-name="T1">Assertionname prüfe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4.837cm">
          <text:p text:style-name="P1">AssertionSysRel</text:p>
          <text:p text:style-name="P1">prüf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1cm" svg:height="0.9cm" svg:x="1.289cm" svg:y="8.2cm">
          <text:p text:style-name="P5"><text:span text:style-name="T1">Select-Statment prüfe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9.437cm">
          <text:p text:style-name="P1">Einfügen in</text:p>
          <text:p text:style-name="P1">AssertionSysR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11.637cm">
          <text:p text:style-name="P1">Betroffene </text:p>
          <text:p text:style-name="P1">Tabellen </text:p>
          <text:p text:style-name="P1">bestimme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13.837cm">
          <text:p text:style-name="P1">Trigger &amp; Fkt.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4cm" svg:height="2cm" svg:x="6.4cm" svg:y="11.6cm">
          <text:p text:style-name="P1"><text:span text:style-name="T2">Exists?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2cm" svg:height="2cm" svg:x="8.9cm" svg:y="11.6cm">
          <text:p text:style-name="P1"><text:span text:style-name="T2">not </text:span></text:p>
          <text:p text:style-name="P1"><text:span text:style-name="T2">Exists</text:span>?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711cm" svg:height="2cm" svg:x="6.389cm" svg:y="9.4cm">
          <text:p text:style-name="P1"><text:span text:style-name="T2">Select ausführen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7cm" svg:height="2cm" svg:x="6.4cm" svg:y="13.8cm">
          <text:p text:style-name="P1"><text:span text:style-name="T2">ggf. </text:span></text:p>
          <text:p text:style-name="P1"><text:span text:style-name="T2">Fehlerausgab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6cm" svg:y="4.9cm">
          <text:p text:style-name="P1">Löschen der<text:line-break/>Trigger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589cm" svg:y="7.137cm">
          <text:p text:style-name="P1">Löschen der</text:p>
          <text:p text:style-name="P1">Funktio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589cm" svg:y="9.437cm">
          <text:p text:style-name="P1">AssertionSysRel</text:p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589cm" svg:y="2.637cm">
          <text:p text:style-name="P1">Betroffene </text:p>
          <text:p text:style-name="P1">Tabellen </text:p>
          <text:p text:style-name="P1">bestimm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single" draw:color="#3465a4" draw:distance="0.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sa </meta:initial-creator>
    <meta:creation-date>2016-07-01T10:50:38.849049540</meta:creation-date>
    <dc:date>2016-07-01T11:20:19.893844005</dc:date>
    <dc:creator>Lisa </dc:creator>
    <meta:editing-duration>PT14M8S</meta:editing-duration>
    <meta:editing-cycles>2</meta:editing-cycles>
    <meta:generator>LibreOffice/4.4.3.2$Linux_X86_64 LibreOffice_project/40m0$Build-2</meta:generator>
    <meta:document-statistic meta:object-count="19"/>
  </office:meta>
</office:document-meta>
</file>